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" svg:font-family="Albany, Ari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18pt" officeooo:rsid="00010a3d" style:font-size-asian="18pt" style:font-size-complex="18pt"/>
    </style:style>
    <style:style style:name="P2" style:family="paragraph" style:parent-style-name="Preformatted_20_Text">
      <style:text-properties officeooo:rsid="00010a3d" officeooo:paragraph-rsid="00010a3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6pt" officeooo:rsid="0001569a" officeooo:paragraph-rsid="0016b02f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6pt" officeooo:rsid="0001569a" officeooo:paragraph-rsid="0017f646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officeooo:rsid="0001569a" officeooo:paragraph-rsid="0016b02f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officeooo:rsid="0001569a" officeooo:paragraph-rsid="0017f646" style:font-size-asian="16pt" style:font-size-complex="16pt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6pt" officeooo:rsid="0001569a" officeooo:paragraph-rsid="0001569a" style:font-size-asian="16pt" style:font-size-complex="16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6pt" officeooo:rsid="0001569a" officeooo:paragraph-rsid="00155e46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6pt" officeooo:rsid="0001569a" officeooo:paragraph-rsid="0001569a" style:font-size-asian="16pt" style:font-size-complex="16pt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6pt" officeooo:rsid="0001569a" officeooo:paragraph-rsid="00155e46" style:font-size-asian="16pt" style:font-size-complex="16pt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6pt" officeooo:rsid="0001569a" officeooo:paragraph-rsid="0016b02f" style:font-size-asian="16pt" style:font-size-complex="16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6pt" officeooo:rsid="0001569a" officeooo:paragraph-rsid="00155e46" style:font-size-asian="16pt" style:font-size-complex="16pt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6pt" fo:font-style="normal" fo:font-weight="normal" officeooo:rsid="0001569a" officeooo:paragraph-rsid="001a4998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Heading_20_1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T1" style:family="text">
      <style:text-properties officeooo:rsid="00010a3d"/>
    </style:style>
    <style:style style:name="T2" style:family="text">
      <style:text-properties fo:font-weight="bold" officeooo:rsid="00120a9e" style:font-weight-asian="bold" style:font-weight-complex="bold"/>
    </style:style>
    <style:style style:name="T3" style:family="text">
      <style:text-properties fo:font-style="italic" fo:font-weight="bold" officeooo:rsid="00155e46" style:font-style-asian="italic" style:font-weight-asian="bold" style:font-style-complex="italic" style:font-weight-complex="bold"/>
    </style:style>
    <style:style style:name="T4" style:family="text">
      <style:text-properties fo:font-style="italic" officeooo:rsid="001a4998" style:font-style-asian="italic" style:font-style-complex="italic"/>
    </style:style>
    <style:style style:name="T5" style:family="text">
      <style:text-properties fo:font-style="italic" fo:font-weight="normal" officeooo:rsid="00155e46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6b02f" style:font-style-asian="italic" style:font-weight-asian="normal" style:font-style-complex="italic" style:font-weight-complex="normal"/>
    </style:style>
    <style:style style:name="T7" style:family="text">
      <style:text-properties fo:font-weight="normal" officeooo:rsid="00120a9e" style:font-weight-asian="normal" style:font-weight-complex="normal"/>
    </style:style>
    <style:style style:name="T8" style:family="text">
      <style:text-properties fo:font-weight="normal" officeooo:rsid="00137a1c" style:font-weight-asian="normal" style:font-weight-complex="normal"/>
    </style:style>
    <style:style style:name="T9" style:family="text">
      <style:text-properties fo:font-weight="normal" officeooo:rsid="00155e46" style:font-weight-asian="normal" style:font-weight-complex="normal"/>
    </style:style>
    <style:style style:name="T10" style:family="text">
      <style:text-properties officeooo:rsid="00120a9e"/>
    </style:style>
    <style:style style:name="T11" style:family="text">
      <style:text-properties fo:font-size="18pt" fo:font-weight="bold" officeooo:rsid="00155e46" style:font-size-asian="18pt" style:font-weight-asian="bold" style:font-size-complex="18pt" style:font-weight-complex="bold"/>
    </style:style>
    <style:style style:name="T12" style:family="text">
      <style:text-properties fo:font-style="normal" fo:font-weight="bold" officeooo:rsid="00155e46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officeooo:rsid="00155e4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6b02f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6eef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7f646" style:font-style-asian="normal" style:font-weight-asian="normal" style:font-style-complex="normal" style:font-weight-complex="normal"/>
    </style:style>
    <style:style style:name="T17" style:family="text">
      <style:text-properties officeooo:rsid="001a4998"/>
    </style:style>
    <style:style style:name="T18" style:family="text">
      <style:text-properties officeooo:rsid="001a98cc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h text:style-name="P14" text:outline-level="1"><text:span text:style-name="T2">QR <text:s/></text:span><text:span text:style-name="T1">Decomposition</text:span></text:h>
      <text:p text:style-name="P1"/>
      <text:p text:style-name="P7"><text:span text:style-name="T10">The </text:span><text:span text:style-name="T2">QR </text:span><text:span text:style-name="T7">dec</text:span><text:span text:style-name="T8">omposition decomposes a matrix as</text:span></text:p>
      <text:p text:style-name="P9"><text:span text:style-name="T11"><draw:frame draw:style-name="fr1" draw:name="Object1" text:anchor-type="as-char" svg:width="0.8429in" svg:height="0.2453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8"><text:span text:style-name="T9">where </text:span><text:span text:style-name="T3">R </text:span><text:span text:style-name="T13">is upper triangular, while </text:span><text:span text:style-name="T3">Q </text:span><text:span text:style-name="T13">is orthogonal, that is,</text:span></text:p>
      <text:p text:style-name="P10"><text:span text:style-name="T13"><draw:frame draw:style-name="fr1" draw:name="Object2" text:anchor-type="as-char" svg:width="0.8882in" svg:height="0.27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2"><text:span text:style-name="T13">where </text:span><text:span text:style-name="T13"><draw:frame draw:style-name="fr1" draw:name="Object3" text:anchor-type="as-char" svg:width="0.3319in" svg:height="0.27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3"> is the transpose matrix of </text:span><text:span text:style-name="T12"><draw:frame draw:style-name="fr1" draw:name="Object4" text:anchor-type="as-char" svg:width="0.2398in" svg:height="0.245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2">. <text:s/></text:span><text:span text:style-name="T13">Although the decomposition exists for a general rectangular matrix, we shall restrict our treatment to the case when all the matrices are square, with dimensions </text:span><text:span text:style-name="T5">NXN.</text:span></text:p>
      <text:p text:style-name="P3"><text:span text:style-name="T14">Like the other matrix factorizations (LU, SVD, Cholesky), QR decomposition </text:span><text:span text:style-name="T15">can be used to solve systems of linear equations. To solve </text:span></text:p>
      <text:p text:style-name="P5"><text:span text:style-name="T15"><draw:frame draw:style-name="fr1" draw:name="Object5" text:anchor-type="as-char" svg:width="0.7535in" svg:height="0.245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4"><text:span text:style-name="T16">first form </text:span><text:span text:style-name="T16"><draw:frame draw:style-name="fr1" draw:name="Object6" text:anchor-type="as-char" svg:width="0.539in" svg:height="0.27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6"> and then solve</text:span></text:p>
      <text:p text:style-name="P6"><text:span text:style-name="T16"/></text:p>
      <text:p text:style-name="P11"><text:span text:style-name="T6"><draw:frame draw:style-name="fr1" draw:name="Object7" text:anchor-type="as-char" svg:width="1.0937in" svg:height="0.27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3"><text:span text:style-name="T17">by backsubstitution. Since </text:span><text:span text:style-name="T4">QR </text:span><text:span text:style-name="T17">decomposition involves about twice as many operations as </text:span><text:span text:style-name="T4">LU </text:span><text:span text:style-name="T17">decomposition, it is not used for typical systems of linear equations. However, we will meet special cases where QR is the method of choice. </text:span></text:p>
      <text:p text:style-name="P13"><text:span text:style-name="T18">The standard algorithm for the QR decomposition involves successive Householder transformations.</text:span><text:span text:style-name="T1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lbany" svg:font-family="Albany, Ari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0.5pt" style:language-asian="en" style:country-asian="US" style:font-name-complex="Arial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02T15:18:28</dc:date>
    <meta:generator>OpenOffice.org/3.2$Unix OpenOffice.org_project/320m19$Build-9505</meta:generator>
    <meta:editing-duration>PT01H06M37S</meta:editing-duration>
    <meta:editing-cycles>25</meta:editing-cycles>
    <meta:document-statistic meta:table-count="0" meta:image-count="0" meta:object-count="7" meta:page-count="1" meta:paragraph-count="12" meta:word-count="127" meta:character-count="818"/>
  </office:meta>
</office:document-meta>
</file>

<file path=Object 1/content.xml><?xml version="1.0" encoding="utf-8"?>
<math xmlns="http://www.w3.org/1998/Math/MathML">
  <semantics>
    <mrow>
      <mstyle mathvariant="bold">
        <mrow>
          <mi>A</mi>
        </mrow>
      </mstyle>
      <mi mathvariant="normal">=</mi>
      <mrow>
        <mstyle mathvariant="bold">
          <mrow>
            <mi>Q</mi>
          </mrow>
        </mstyle>
        <mi mathvariant="normal">⋅</mi>
        <mstyle mathvariant="bold">
          <mrow>
            <mi>R</mi>
          </mrow>
        </mstyle>
      </mrow>
    </mrow>
    <annotation encoding="StarMath 5.0">bold A = bold Q cdot bold R</annotation>
  </semantics>
</math>
</file>

<file path=Object 2/content.xml><?xml version="1.0" encoding="utf-8"?>
<math xmlns="http://www.w3.org/1998/Math/MathML">
  <semantics>
    <mrow>
      <mrow>
        <mstyle mathvariant="bold">
          <mrow>
            <msup>
              <mi>Q</mi>
              <mi>T</mi>
            </msup>
          </mrow>
        </mstyle>
        <mi mathvariant="normal">⋅</mi>
        <mstyle mathvariant="bold">
          <mrow>
            <mi>Q</mi>
          </mrow>
        </mstyle>
      </mrow>
      <mi mathvariant="normal">=</mi>
      <mstyle mathvariant="bold">
        <mrow>
          <mn>1</mn>
        </mrow>
      </mstyle>
    </mrow>
    <annotation encoding="StarMath 5.0">bold {Q^T} cdot bold Q = bold 1</annotation>
  </semantics>
</math>
</file>

<file path=Object 3/content.xml><?xml version="1.0" encoding="utf-8"?>
<math xmlns="http://www.w3.org/1998/Math/MathML">
  <semantics>
    <mstyle mathvariant="bold">
      <mrow>
        <msup>
          <mi>Q</mi>
          <mi>T</mi>
        </msup>
      </mrow>
    </mstyle>
    <annotation encoding="StarMath 5.0">bold {Q^T} </annotation>
  </semantics>
</math>
</file>

<file path=Object 4/content.xml><?xml version="1.0" encoding="utf-8"?>
<math xmlns="http://www.w3.org/1998/Math/MathML">
  <semantics>
    <mstyle mathvariant="bold">
      <mrow>
        <mi>Q</mi>
      </mrow>
    </mstyle>
    <annotation encoding="StarMath 5.0">bold Q</annotation>
  </semantics>
</math>
</file>

<file path=Object 5/content.xml><?xml version="1.0" encoding="utf-8"?>
<math xmlns="http://www.w3.org/1998/Math/MathML">
  <semantics>
    <mrow>
      <mrow>
        <mstyle mathvariant="bold">
          <mrow>
            <mi>A</mi>
          </mrow>
        </mstyle>
        <mi mathvariant="normal">⋅</mi>
        <mi>x</mi>
      </mrow>
      <mi mathvariant="normal">=</mi>
      <mstyle mathvariant="bold">
        <mrow>
          <mi>b</mi>
        </mrow>
      </mstyle>
    </mrow>
    <annotation encoding="StarMath 5.0">bold A cdot x =  bold b</annotation>
  </semantics>
</math>
</file>

<file path=Object 6/content.xml><?xml version="1.0" encoding="utf-8"?>
<math xmlns="http://www.w3.org/1998/Math/MathML">
  <semantics>
    <mrow>
      <mstyle mathvariant="bold">
        <mrow>
          <msup>
            <mi>Q</mi>
            <mi>T</mi>
          </msup>
        </mrow>
      </mstyle>
      <mi mathvariant="normal">⋅</mi>
      <mstyle mathvariant="bold">
        <mrow>
          <mi>b</mi>
        </mrow>
      </mstyle>
    </mrow>
    <annotation encoding="StarMath 5.0">bold {Q^T} cdot bold b</annotation>
  </semantics>
</math>
</file>

<file path=Object 7/content.xml><?xml version="1.0" encoding="utf-8"?>
<math xmlns="http://www.w3.org/1998/Math/MathML">
  <semantics>
    <mrow>
      <mrow>
        <mstyle mathvariant="bold">
          <mrow>
            <mi>R</mi>
          </mrow>
        </mstyle>
        <mi mathvariant="normal">⋅</mi>
        <mi>x</mi>
      </mrow>
      <mi mathvariant="normal">=</mi>
      <mrow>
        <mstyle mathvariant="bold">
          <mrow>
            <msup>
              <mi>Q</mi>
              <mi>T</mi>
            </msup>
          </mrow>
        </mstyle>
        <mi mathvariant="normal">⋅</mi>
        <mstyle mathvariant="bold">
          <mrow>
            <mi>b</mi>
          </mrow>
        </mstyle>
      </mrow>
    </mrow>
    <annotation encoding="StarMath 5.0">bold R cdot x = bold Q^{T} cdot bold  b</annotation>
  </semantics>
</math>
</file>